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783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transparent_5f_crypto">
      <style:table-cell-properties fo:background-color="transparent"/>
    </style:style>
    <style:style style:name="ce35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37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transparent_5f_default">
      <style:table-cell-properties fo:background-color="transparent"/>
    </style:style>
    <style:style style:name="ce40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header_5f_default">
      <style:table-cell-properties fo:background-color="#ffffa6"/>
    </style:style>
    <style:style style:name="ce43" style:family="table-cell" style:parent-style-name="header_5f_default">
      <style:table-cell-properties fo:background-color="transparent"/>
    </style:style>
    <style:style style:name="ce44" style:family="table-cell" style:parent-style-name="header_5f_default">
      <style:text-properties fo:font-weight="bold" style:font-weight-asian="bold" style:font-weight-complex="bold"/>
    </style:style>
    <style:style style:name="ce45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3" style:family="table-cell" style:parent-style-name="header_5f_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header_5f_default">
      <style:table-cell-properties fo:background-color="#ffff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43"/>
        <table:table-column table:style-name="co11" table:default-cell-style-name="ce46"/>
        <table:table-column table:style-name="co12" table:default-cell-style-name="Default"/>
        <table:table-row table:style-name="ro1">
          <table:table-cell table:style-name="ce35" office:value-type="string" calcext:value-type="string">
            <text:p>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37" office:value-type="string" calcext:value-type="string">
            <text:p>Fill in Asset Prices in the Input Tab for calculations.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 calcext:value-type="string">
            <text:p>This report leverages the details of your transactions to give you a snapshot of the value of your unsold holdings.</text:p>
          </table:table-cell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" office:value-type="string" calcext:value-type="string">
            <text:p>This file contains two versions of the same report. One version is grouped by Asset, the other by Asset and Exchange (or wallet.)</text:p>
          </table:table-cell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0"/>
          <table:table-cell table:style-name="ce47"/>
          <table:table-cell table:style-name="ce50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Holder</text:p>
          </table:table-cell>
          <table:table-cell table:style-name="transparent_5f_default" office:value-type="string" calcext:value-type="string">
            <text:p>Asset holder for record.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Crypto Balance</text:p>
          </table:table-cell>
          <table:table-cell table:style-name="Default" office:value-type="string" calcext:value-type="string">
            <text:p>Amount of given asset held.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USD Per Unit Cost Basis</text:p>
          </table:table-cell>
          <table:table-cell table:style-name="Default" office:value-type="string" calcext:value-type="string">
            <text:p>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 calcext:value-type="string">
            <text:p>USD Unrealized Cost Basis</text:p>
          </table:table-cell>
          <table:table-cell table:style-name="Default" office:value-type="string" calcext:value-type="string">
            <text:p>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Cost Basis Weight %</text:p>
          </table:table-cell>
          <table:table-cell table:style-name="Default" office:value-type="string" calcext:value-type="string">
            <text:p>Size of investment relative to other assets for cost basis. (USD Unrealized Cost Basis divided by the sum of all assets’ USD Unrealized Cost Basis.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Per Unit Input Price</text:p>
          </table:table-cell>
          <table:table-cell table:style-name="Default" office:value-type="string" calcext:value-type="string">
            <text:p>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Unrealized Value</text:p>
          </table:table-cell>
          <table:table-cell table:style-name="Default" office:value-type="string" calcext:value-type="string">
            <text:p>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Unrealized Gain / Loss</text:p>
          </table:table-cell>
          <table:table-cell table:style-name="ce39" office:value-type="string" calcext:value-type="string">
            <text:p>Unrealized Value –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Unrealized Gain / Loss %</text:p>
          </table:table-cell>
          <table:table-cell office:value-type="string" calcext:value-type="string">
            <text:p>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nrealized G/L of Total Cost Basis %</text:p>
          </table:table-cell>
          <table:table-cell office:value-type="string" calcext:value-type="string">
            <text:p>Indicates the percent of which this asset’s unrealized gain/loss contributed to the whole portfolio’s Unrealized Gain / Loss %.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Unrealized Value Weight %</text:p>
          </table:table-cell>
          <table:table-cell office:value-type="string" calcext:value-type="string">
            <text:p>Size of investment relative to the portfolio’s unrealized value. (Unrealized Value divided by sum of all assets’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 calcext:value-type="string">
            <text:p>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4" office:value-type="string" calcext:value-type="string">
            <text:p>Gray</text:p>
          </table:table-cell>
          <table:table-cell office:value-type="string" calcext:value-type="string">
            <text:p>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5" office:value-type="string" calcext:value-type="string">
            <text:p>Yellow</text:p>
          </table:table-cell>
          <table:table-cell table:style-name="ce48" office:value-type="string" calcext:value-type="string">
            <text:p>Information calculated based on values entered in the Input tab.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</table:table-row>
        <table:table-row table:style-name="ro2">
          <table:table-cell/>
          <table:table-cell table:style-name="ce49"/>
          <table:table-cell table:style-name="ce49"/>
          <table:table-cell table:style-name="ce49"/>
          <table:table-cell table:style-name="ce51"/>
          <table:table-cell table:style-name="ce51"/>
          <table:table-cell table:style-name="ce46"/>
          <table:table-cell/>
        </table:table-row>
        <table:table-row table:style-name="ro2">
          <table:table-cell/>
          <table:table-cell table:style-name="ce49"/>
          <table:table-cell table:style-name="ce49"/>
          <table:table-cell table:style-name="ce49"/>
          <table:table-cell table:style-name="ce51"/>
          <table:table-cell table:style-name="ce51"/>
          <table:table-cell table:style-name="ce46"/>
          <table:table-cell/>
        </table:table-row>
        <table:table-row table:style-name="ro2">
          <table:table-cell/>
          <table:table-cell table:style-name="ce39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6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sset" table:style-name="ta1">
        <table:table-column table:style-name="co13" table:default-cell-style-name="ce53"/>
        <table:table-column table:style-name="co13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19"/>
        <table:table-column table:style-name="co14" table:default-cell-style-name="ce19"/>
        <table:table-column table:style-name="co14" table:default-cell-style-name="ce19"/>
        <table:table-column table:style-name="co14" table:default-cell-style-name="ce19"/>
        <table:table-column table:style-name="co15" table:default-cell-style-name="ce41"/>
        <table:table-column table:style-name="co16" table:default-cell-style-name="ce21"/>
        <table:table-column table:style-name="co9" table:default-cell-style-name="ce20"/>
        <table:table-row table:style-name="ro1">
          <table:table-cell table:style-name="ce52" office:value-type="string" calcext:value-type="string">
            <text:p>Open Positions by Asset</text:p>
          </table:table-cell>
          <table:table-cell table:style-name="ce52"/>
          <table:table-cell table:style-name="ce41"/>
          <table:table-cell table:style-name="ce41"/>
          <table:table-cell table:style-name="ce41"/>
          <table:table-cell table:style-name="ce41"/>
          <table:table-cell table:style-name="ce38" office:value-type="string" calcext:value-type="string">
            <text:p>ENTER PRICES ON INPUT TAB</text:p>
          </table:table-cell>
          <table:table-cell table:style-name="ce41"/>
          <table:table-cell table:style-name="ce41"/>
          <table:table-cell table:style-name="ce41"/>
          <table:table-cell/>
          <table:table-cell table:style-name="ce41"/>
          <table:table-cell table:style-name="Default"/>
        </table:table-row>
        <table:table-row table:style-name="ro2">
          <table:table-cell/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USD Unrealized</text:p>
          </table:table-cell>
          <table:table-cell table:style-name="ce21" office:value-type="string" calcext:value-type="string">
            <text:p>Unrealized G/L of</text:p>
          </table:table-cell>
          <table:table-cell office:value-type="string" calcext:value-type="string">
            <text:p>USD Unrealiz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27" office:value-type="string" calcext:value-type="string">
            <text:p>Total Cost Basis %</text:p>
          </table:table-cell>
          <table:table-cell office:value-type="string" calcext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="2000.0" office:value-type="float" table:style-name="transparent_crypto"/>
          <table:table-cell office:value="1.0" office:value-type="float" table:style-name="transparent_fiat"/>
          <table:table-cell office:value="2000.0" office:value-type="float" table:style-name="transparent_fiat"/>
          <table:table-cell office:value="0.21287919105907396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7)" table:style-name="transparent_percent"/>
          <table:table-cell table:formula="=H4/SUM(H$4:H$7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="10.0" office:value-type="float" table:style-name="transparent_crypto"/>
          <table:table-cell office:value="246.5" office:value-type="float" table:style-name="transparent_fiat"/>
          <table:table-cell office:value="2465.0" office:value-type="float" table:style-name="transparent_fiat"/>
          <table:table-cell office:value="0.26237360298030865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7)" table:style-name="transparent_percent"/>
          <table:table-cell table:formula="=H5/SUM(H$4:H$7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="10.0" office:value-type="float" table:style-name="transparent_crypto"/>
          <table:table-cell office:value="246.5" office:value-type="float" table:style-name="transparent_fiat"/>
          <table:table-cell office:value="2465.0" office:value-type="float" table:style-name="transparent_fiat"/>
          <table:table-cell office:value="0.26237360298030865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7)" table:style-name="transparent_percent"/>
          <table:table-cell table:formula="=H6/SUM(H$4:H$7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="10.0" office:value-type="float" table:style-name="transparent_crypto"/>
          <table:table-cell office:value="246.5" office:value-type="float" table:style-name="transparent_fiat"/>
          <table:table-cell office:value="2465.0" office:value-type="float" table:style-name="transparent_fiat"/>
          <table:table-cell office:value="0.26237360298030865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C7*G7" table:style-name="transparent_fiat"/>
          <table:table-cell table:formula="=H7-E7" table:style-name="transparent_fiat"/>
          <table:table-cell table:formula="=(H7-E7)/E7" table:style-name="transparent_percent"/>
          <table:table-cell table:formula="=I7/SUM(E$4:E$7)" table:style-name="transparent_percent"/>
          <table:table-cell table:formula="=H7/SUM(H$4:H$7)" table:style-name="transparent_percent"/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7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7)" table:style-name="bold_border_fiat"/>
          <table:table-cell table:formula="=SUM(I$4:I$7)" table:style-name="bold_border_fiat"/>
          <table:table-cell table:formula="=(H8-E8)/E8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Asset - Exchange" table:style-name="ta1">
        <table:table-column table:style-name="co13" table:default-cell-style-name="ce53"/>
        <table:table-column table:style-name="co13" table:default-cell-style-name="ce53"/>
        <table:table-column table:style-name="co17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19"/>
        <table:table-column table:style-name="co14" table:default-cell-style-name="ce19"/>
        <table:table-column table:style-name="co14" table:default-cell-style-name="ce19"/>
        <table:table-column table:style-name="co14" table:default-cell-style-name="ce19"/>
        <table:table-column table:style-name="co15" table:default-cell-style-name="ce41"/>
        <table:table-column table:style-name="co16" table:default-cell-style-name="ce21"/>
        <table:table-column table:style-name="co9" table:default-cell-style-name="ce20"/>
        <table:table-row table:style-name="ro1">
          <table:table-cell table:style-name="ce52" office:value-type="string" calcext:value-type="string">
            <text:p>Open Positions by Asset and Exchange</text:p>
          </table:table-cell>
          <table:table-cell table:style-name="ce52"/>
          <table:table-cell table:style-name="ce41"/>
          <table:table-cell table:style-name="ce41"/>
          <table:table-cell table:style-name="ce41"/>
          <table:table-cell table:style-name="Default"/>
          <table:table-cell table:style-name="ce41"/>
          <table:table-cell table:style-name="ce38" office:value-type="string" calcext:value-type="string">
            <text:p>ENTER PRICES ON INPUT TAB</text:p>
          </table:table-cell>
          <table:table-cell table:style-name="ce41"/>
          <table:table-cell table:style-name="ce41"/>
          <table:table-cell table:style-name="ce41"/>
          <table:table-cell/>
          <table:table-cell table:style-name="ce41"/>
          <table:table-cell table:style-name="Default"/>
        </table:table-row>
        <table:table-row table:style-name="ro2">
          <table:table-cell/>
          <table:table-cell/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USD Unrealized</text:p>
          </table:table-cell>
          <table:table-cell table:style-name="ce21" office:value-type="string" calcext:value-type="string">
            <text:p>Unrealized G/L of</text:p>
          </table:table-cell>
          <table:table-cell office:value-type="string" calcext:value-type="string">
            <text:p>USD Unrealiz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27" office:value-type="string" calcext:value-type="string">
            <text:p>Total Cost Basis %</text:p>
          </table:table-cell>
          <table:table-cell office:value-type="string" calcext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Kraken</text:p>
          </table:table-cell>
          <table:table-cell office:value="2000.0" office:value-type="float" table:style-name="transparent_crypto"/>
          <table:table-cell office:value="1.0" office:value-type="float" table:style-name="transparent_fiat"/>
          <table:table-cell office:value="2000.0" office:value-type="float" table:style-name="transparent_fiat"/>
          <table:table-cell office:value="0.21287919105907396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7)" table:style-name="transparent_percent"/>
          <table:table-cell table:formula="=I4/SUM(I$4:I$7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10.0" office:value-type="float" table:style-name="transparent_crypto"/>
          <table:table-cell office:value="246.5" office:value-type="float" table:style-name="transparent_fiat"/>
          <table:table-cell office:value="2465.0" office:value-type="float" table:style-name="transparent_fiat"/>
          <table:table-cell office:value="0.26237360298030865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7)" table:style-name="transparent_percent"/>
          <table:table-cell table:formula="=I5/SUM(I$4:I$7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10.0" office:value-type="float" table:style-name="transparent_crypto"/>
          <table:table-cell office:value="246.5" office:value-type="float" table:style-name="transparent_fiat"/>
          <table:table-cell office:value="2465.0" office:value-type="float" table:style-name="transparent_fiat"/>
          <table:table-cell office:value="0.26237360298030865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7)" table:style-name="transparent_percent"/>
          <table:table-cell table:formula="=I6/SUM(I$4:I$7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10.0" office:value-type="float" table:style-name="transparent_crypto"/>
          <table:table-cell office:value="246.5" office:value-type="float" table:style-name="transparent_fiat"/>
          <table:table-cell office:value="2465.0" office:value-type="float" table:style-name="transparent_fiat"/>
          <table:table-cell office:value="0.26237360298030865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D7*H7" table:style-name="transparent_fiat"/>
          <table:table-cell table:formula="=I7-F7" table:style-name="transparent_fiat"/>
          <table:table-cell table:formula="=(I7-F7)/F7" table:style-name="transparent_percent"/>
          <table:table-cell table:formula="=J7/SUM(F$4:F$7)" table:style-name="transparent_percent"/>
          <table:table-cell table:formula="=I7/SUM(I$4:I$7)" table:style-name="transparent_percent"/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7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7)" table:style-name="bold_border_fiat"/>
          <table:table-cell table:formula="=SUM(J$4:J$7)" table:style-name="bold_border_fiat"/>
          <table:table-cell table:formula="=(I8-F8)/F8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Input" table:style-name="ta1">
        <table:table-column table:style-name="co13" table:default-cell-style-name="ce53"/>
        <table:table-column table:style-name="co17" table:default-cell-style-name="ce53"/>
        <table:table-column table:style-name="co9" table:default-cell-style-name="Default"/>
        <table:table-row table:style-name="ro1">
          <table:table-cell table:style-name="ce52" office:value-type="string" calcext:value-type="string">
            <text:p>Asset Price Lookup Table</text:p>
          </table:table-cell>
          <table:table-cell table:style-name="ce41"/>
          <table:table-cell/>
        </table:table-row>
        <table:table-row table:style-name="ro2">
          <table:table-cell office:value-type="string" calcext:value-type="string">
            <text:p>Crypto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Price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6-05T22:40:47.949439</dc:date>
    <meta:editing-duration>P1DT18H25M44S</meta:editing-duration>
    <meta:editing-cycles>169</meta:editing-cycles>
    <meta:generator>http://pypi.python.org/pypi/ezodf/0.1.0$Python3.8.8 (default, Apr 13 2021, 19:58:26) 
[GCC 7.3.0]</meta:generator>
    <meta:document-statistic meta:table-count="5" meta:cell-count="193" meta:object-count="0"/>
  </office:meta>
</office:document-meta>
</file>